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50000003865E59891.png" manifest:media-type="image/png"/>
  <manifest:file-entry manifest:full-path="Pictures/100000010000037000000220D50B5AD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language="da" fo:country="DK" officeooo:rsid="0036ef3a" officeooo:paragraph-rsid="000f30df"/>
    </style:style>
    <style:style style:name="P2" style:family="paragraph" style:parent-style-name="Footer">
      <style:paragraph-properties fo:text-align="start" style:justify-single-word="false"/>
      <style:text-properties fo:language="da" fo:country="DK" officeooo:paragraph-rsid="003ee43a"/>
    </style:style>
    <style:style style:name="P3" style:family="paragraph" style:parent-style-name="Text_20_body">
      <style:text-properties fo:language="da" fo:country="DK" officeooo:rsid="000f30df" officeooo:paragraph-rsid="000f30df"/>
    </style:style>
    <style:style style:name="P4" style:family="paragraph" style:parent-style-name="Standard">
      <style:text-properties fo:language="da" fo:country="DK"/>
    </style:style>
    <style:style style:name="P5" style:family="paragraph" style:parent-style-name="Text_20_body">
      <style:paragraph-properties fo:text-align="center" style:justify-single-word="false"/>
      <style:text-properties fo:language="da" fo:country="DK" fo:font-style="italic" officeooo:rsid="003e1176" officeooo:paragraph-rsid="003e1176" style:font-style-asian="italic" style:font-style-complex="italic"/>
    </style:style>
    <style:style style:name="P6" style:family="paragraph" style:parent-style-name="Text_20_body">
      <style:paragraph-properties fo:text-align="center" style:justify-single-word="false"/>
      <style:text-properties fo:language="da" fo:country="DK" fo:font-style="italic" officeooo:rsid="00440f35" officeooo:paragraph-rsid="00440f35" style:font-style-asian="italic" style:font-style-complex="italic"/>
    </style:style>
    <style:style style:name="P7" style:family="paragraph" style:parent-style-name="Subtitle">
      <style:text-properties fo:language="da" fo:country="DK" officeooo:rsid="00458007" officeooo:paragraph-rsid="00458007"/>
    </style:style>
    <style:style style:name="P8" style:family="paragraph" style:parent-style-name="Title">
      <style:text-properties fo:language="da" fo:country="DK" officeooo:rsid="00458007" officeooo:paragraph-rsid="00458007"/>
    </style:style>
    <style:style style:name="P9" style:family="paragraph" style:parent-style-name="Text_20_body">
      <style:text-properties fo:language="da" fo:country="DK" officeooo:rsid="00458007" officeooo:paragraph-rsid="00458007"/>
    </style:style>
    <style:style style:name="P10" style:family="paragraph" style:parent-style-name="Header">
      <style:text-properties officeooo:paragraph-rsid="000f30df"/>
    </style:style>
    <style:style style:name="P11" style:family="paragraph" style:parent-style-name="Text_20_body">
      <style:text-properties officeooo:rsid="00458007" officeooo:paragraph-rsid="00458007"/>
    </style:style>
    <style:style style:name="P12" style:family="paragraph" style:parent-style-name="Text_20_body">
      <style:text-properties officeooo:rsid="00475bc7" officeooo:paragraph-rsid="00475bc7"/>
    </style:style>
    <style:style style:name="P13" style:family="paragraph" style:parent-style-name="Text_20_body">
      <style:text-properties officeooo:rsid="00490861" officeooo:paragraph-rsid="00490861"/>
    </style:style>
    <style:style style:name="P14" style:family="paragraph" style:parent-style-name="Text_20_body">
      <style:text-properties officeooo:rsid="00495d7e" officeooo:paragraph-rsid="00495d7e"/>
    </style:style>
    <style:style style:name="P15" style:family="paragraph" style:parent-style-name="Text_20_body">
      <style:text-properties officeooo:rsid="004a6849" officeooo:paragraph-rsid="004a6849"/>
    </style:style>
    <style:style style:name="P16" style:family="paragraph" style:parent-style-name="Text_20_body">
      <style:text-properties officeooo:rsid="004a3cfa" officeooo:paragraph-rsid="004a3cfa"/>
    </style:style>
    <style:style style:name="P17" style:family="paragraph" style:parent-style-name="Text_20_body">
      <style:text-properties officeooo:rsid="004d35db" officeooo:paragraph-rsid="004d35db"/>
    </style:style>
    <style:style style:name="P18" style:family="paragraph" style:parent-style-name="Text_20_body">
      <style:text-properties officeooo:rsid="004eada5" officeooo:paragraph-rsid="004eada5"/>
    </style:style>
    <style:style style:name="P19" style:family="paragraph" style:parent-style-name="Text_20_body">
      <style:text-properties officeooo:rsid="004ffa43" officeooo:paragraph-rsid="004ffa43"/>
    </style:style>
    <style:style style:name="P20" style:family="paragraph" style:parent-style-name="Text_20_body">
      <style:text-properties officeooo:rsid="0052105b" officeooo:paragraph-rsid="0052105b"/>
    </style:style>
    <style:style style:name="P21" style:family="paragraph" style:parent-style-name="Text_20_body">
      <style:text-properties officeooo:rsid="00518130" officeooo:paragraph-rsid="00518130"/>
    </style:style>
    <style:style style:name="P22" style:family="paragraph" style:parent-style-name="Text_20_body">
      <style:text-properties officeooo:rsid="00534cee" officeooo:paragraph-rsid="00534cee"/>
    </style:style>
    <style:style style:name="P23" style:family="paragraph" style:parent-style-name="Text_20_body">
      <style:text-properties officeooo:rsid="0055074f" officeooo:paragraph-rsid="0055074f"/>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Text_20_body">
      <style:text-properties officeooo:rsid="0055f16f" officeooo:paragraph-rsid="0055f16f"/>
    </style:style>
    <style:style style:name="P27" style:family="paragraph" style:parent-style-name="Standard" style:master-page-name="Standard">
      <style:paragraph-properties style:page-number="auto"/>
      <style:text-properties fo:language="da" fo:country="DK"/>
    </style:style>
    <style:style style:name="P28" style:family="paragraph" style:parent-style-name="Heading_20_2">
      <style:paragraph-properties fo:break-before="page"/>
    </style:style>
    <style:style style:name="P29" style:family="paragraph" style:parent-style-name="Heading_20_2">
      <style:text-properties officeooo:rsid="00458007" officeooo:paragraph-rsid="00458007"/>
    </style:style>
    <style:style style:name="P30" style:family="paragraph" style:parent-style-name="Heading_20_2">
      <style:text-properties officeooo:rsid="00475bc7" officeooo:paragraph-rsid="00475bc7"/>
    </style:style>
    <style:style style:name="P31" style:family="paragraph" style:parent-style-name="Heading_20_2">
      <style:text-properties officeooo:rsid="00495d7e" officeooo:paragraph-rsid="00495d7e"/>
    </style:style>
    <style:style style:name="P32" style:family="paragraph" style:parent-style-name="Heading_20_2">
      <style:text-properties officeooo:rsid="004a6849" officeooo:paragraph-rsid="004a6849"/>
    </style:style>
    <style:style style:name="P33" style:family="paragraph" style:parent-style-name="Heading_20_2">
      <style:text-properties officeooo:rsid="004d35db" officeooo:paragraph-rsid="004d35db"/>
    </style:style>
    <style:style style:name="P34" style:family="paragraph" style:parent-style-name="Heading_20_2">
      <style:text-properties officeooo:rsid="0052105b" officeooo:paragraph-rsid="0052105b"/>
    </style:style>
    <style:style style:name="P35" style:family="paragraph" style:parent-style-name="Heading_20_2">
      <style:text-properties officeooo:rsid="00534cee" officeooo:paragraph-rsid="00534cee"/>
    </style:style>
    <style:style style:name="P36" style:family="paragraph" style:parent-style-name="Heading_20_2">
      <style:text-properties officeooo:rsid="0055074f" officeooo:paragraph-rsid="0055074f"/>
    </style:style>
    <style:style style:name="P37" style:family="paragraph" style:parent-style-name="Heading_20_2">
      <style:text-properties officeooo:rsid="0055f16f" officeooo:paragraph-rsid="0055f16f"/>
    </style:style>
    <style:style style:name="P38" style:family="paragraph" style:parent-style-name="Heading_20_2">
      <style:text-properties officeooo:rsid="00568d33" officeooo:paragraph-rsid="00568d33"/>
    </style:style>
    <style:style style:name="P39" style:family="paragraph" style:parent-style-name="Text_20_body">
      <style:text-properties officeooo:rsid="00568d33" officeooo:paragraph-rsid="00568d33"/>
    </style:style>
    <style:style style:name="T1" style:family="text">
      <style:text-properties officeooo:rsid="0016be58"/>
    </style:style>
    <style:style style:name="T2" style:family="text">
      <style:text-properties officeooo:rsid="000f30df"/>
    </style:style>
    <style:style style:name="T3" style:family="text">
      <style:text-properties fo:language="da" fo:country="DK" style:text-underline-style="solid" style:text-underline-width="auto" style:text-underline-color="font-color"/>
    </style:style>
    <style:style style:name="T4" style:family="text">
      <style:text-properties fo:language="da" fo:country="DK" style:text-underline-style="solid" style:text-underline-width="auto" style:text-underline-color="font-color" officeooo:rsid="0036ef3a"/>
    </style:style>
    <style:style style:name="T5" style:family="text">
      <style:text-properties fo:language="da" fo:country="DK" style:text-underline-style="solid" style:text-underline-width="auto" style:text-underline-color="font-color" officeooo:rsid="002512bd"/>
    </style:style>
    <style:style style:name="T6" style:family="text">
      <style:text-properties fo:language="da" fo:country="DK" style:text-underline-style="solid" style:text-underline-width="auto" style:text-underline-color="font-color" officeooo:rsid="000f30df"/>
    </style:style>
    <style:style style:name="T7" style:family="text">
      <style:text-properties officeooo:rsid="003ee43a"/>
    </style:style>
    <style:style style:name="T8" style:family="text">
      <style:text-properties officeooo:rsid="0029e781"/>
    </style:style>
    <style:style style:name="T9" style:family="text">
      <style:text-properties officeooo:rsid="00103e4c"/>
    </style:style>
    <style:style style:name="T10" style:family="text">
      <style:text-properties officeooo:rsid="00458007"/>
    </style:style>
    <style:style style:name="T11" style:family="text">
      <style:text-properties officeooo:rsid="00490861"/>
    </style:style>
    <style:style style:name="T12" style:family="text">
      <style:text-properties officeooo:rsid="004a3cfa"/>
    </style:style>
    <style:style style:name="T13" style:family="text">
      <style:text-properties officeooo:rsid="00518130"/>
    </style:style>
    <style:style style:name="T14" style:family="text">
      <style:text-properties officeooo:rsid="005411b2"/>
    </style:style>
    <style:style style:name="T15" style:family="text">
      <style:text-properties officeooo:rsid="005848e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4"><draw:frame draw:style-name="fr1" draw:name="Image1" text:anchor-type="char" svg:width="17cm" svg:height="10.507cm" draw:z-index="7"><draw:image xlink:href="Pictures/100000010000037000000220D50B5ADA.png" xlink:type="simple" xlink:show="embed" xlink:actuate="onLoad" draw:mime-type="image/png"/></draw:frame></text:p>
      <text:p text:style-name="P4"/>
      <text:p text:style-name="P4"/>
      <text:p text:style-name="P8">Logbog</text:p>
      <text:p text:style-name="P7">Oversigt over daglig aktivitet</text:p>
      <text:p text:style-name="P3"/>
      <text:p text:style-name="P3"/>
      <text:p text:style-name="P6"><text:span text:style-name="T10">Forfatter</text:span>: <text:span text:style-name="T10">Mads Søndergaard</text:span></text:p>
      <text:p text:style-name="P5"/>
      <text:table-of-content text:style-name="Sect1" text:protected="true" text:name="Indholdsfortegnelse1">
        <text:table-of-content-source text:outline-level="10">
          <text:index-title-template text:style-name="Contents_20_Heading">Indholdsfortegnels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rotected="true">
            <text:p text:style-name="P25">Indholdsfortegnelse</text:p>
          </text:index-title>
          <text:p text:style-name="P24"><text:a xlink:type="simple" xlink:href="#__RefHeading___Toc1447_2007947647" text:style-name="Index_20_Link" text:visited-style-name="Index_20_Link">01/08/2024:<text:tab/>3</text:a></text:p>
          <text:p text:style-name="P24"><text:a xlink:type="simple" xlink:href="#__RefHeading___Toc1724_3954749519" text:style-name="Index_20_Link" text:visited-style-name="Index_20_Link">02/08/2024:<text:tab/>3</text:a></text:p>
          <text:p text:style-name="P24"><text:a xlink:type="simple" xlink:href="#__RefHeading___Toc256_1980433592" text:style-name="Index_20_Link" text:visited-style-name="Index_20_Link">05/08/2024:<text:tab/>3</text:a></text:p>
          <text:p text:style-name="P24"><text:a xlink:type="simple" xlink:href="#__RefHeading___Toc258_1980433592" text:style-name="Index_20_Link" text:visited-style-name="Index_20_Link">06/08/2024:<text:tab/>4</text:a></text:p>
          <text:p text:style-name="P24"><text:a xlink:type="simple" xlink:href="#__RefHeading___Toc260_1980433592" text:style-name="Index_20_Link" text:visited-style-name="Index_20_Link">07/08/2024:<text:tab/>4</text:a></text:p>
          <text:p text:style-name="P24"><text:a xlink:type="simple" xlink:href="#__RefHeading___Toc262_1980433592" text:style-name="Index_20_Link" text:visited-style-name="Index_20_Link">08/08/2024:<text:tab/>4</text:a></text:p>
          <text:p text:style-name="P24"><text:a xlink:type="simple" xlink:href="#__RefHeading___Toc322_23818799" text:style-name="Index_20_Link" text:visited-style-name="Index_20_Link">09/08/2024<text:tab/>4</text:a></text:p>
          <text:p text:style-name="P24"><text:a xlink:type="simple" xlink:href="#__RefHeading___Toc324_23818799" text:style-name="Index_20_Link" text:visited-style-name="Index_20_Link">12/08/2024<text:tab/>5</text:a></text:p>
          <text:p text:style-name="P24"><text:a xlink:type="simple" xlink:href="#__RefHeading___Toc377_1765904901" text:style-name="Index_20_Link" text:visited-style-name="Index_20_Link">13/08/2024<text:tab/>6</text:a></text:p>
          <text:p text:style-name="P24"><text:a xlink:type="simple" xlink:href="#__RefHeading___Toc379_1765904901" text:style-name="Index_20_Link" text:visited-style-name="Index_20_Link">14/08/2024<text:tab/>6</text:a></text:p>
          <text:p text:style-name="P24"><text:a xlink:type="simple" xlink:href="#__RefHeading___Toc381_1765904901" text:style-name="Index_20_Link" text:visited-style-name="Index_20_Link">15/08/2024<text:tab/>6</text:a></text:p>
        </text:index-body>
      </text:table-of-content>
      <text:p text:style-name="P4"/>
      <text:h text:style-name="P28" text:outline-level="2"><text:bookmark-start text:name="__RefHeading___Toc1447_2007947647"/>01/08/2024:<text:bookmark-end text:name="__RefHeading___Toc1447_2007947647"/></text:h>
      <text:p text:style-name="P9">Dagen er primært gået med at udfærdige en kladde af den endelige kravspecifikation.<text:line-break/>Det vil sige overvejelser om nødvendige afsnit, disses indhold, m.v., samt tekniske overvejelser ift. valg af værktøjer, programmeringssprog, osv.</text:p>
      <text:p text:style-name="P9">Det var uklart om skriftlige afleveringer måtte skrives på engelsk eller om de skulle være på dansk, men grundet personlig præference og overbevisning om, at jeg har lettere ved at formulere mig på førnævnte, valgte jeg i første omgang at gøre dette.</text:p>
      <text:p text:style-name="P9">Sendt til vejleder for præliminært tjek, for at sikre at dokumentet var på rette vej.</text:p>
      <text:p text:style-name="P9">Arbejdet videre efter svar retur om at alt så godt ud indtil videre.</text:p>
      <text:h text:style-name="P29" text:outline-level="2"><text:bookmark-start text:name="__RefHeading___Toc1724_3954749519"/>02/08/2024:<text:bookmark-end text:name="__RefHeading___Toc1724_3954749519"/></text:h>
      <text:p text:style-name="P11">Færdiggjort kladde og indsendt endelig udgave til feedback.</text:p>
      <text:p text:style-name="P11">Fået svar tilbage vedr. sprogvalg, med besked om at dansk var at foretrække medmindre man havde en god grund til at vælge engelsk, da dansk ville være mindre tidskrævende at læse. Dog måtte kravspecifikationen gerne være på engelsk. Efter nærmere overvejelser valgte jeg, at omskrive kravspecifikationen til dansk, så der ikke var nær så stor risiko for, at der opstod misforståelser ift. projektets hensigt, omend personlig præference var/er engelsk, da jeg har mere (nylig) erfaring med dette på et højere, formelt niveau, end dansk.</text:p>
      <text:p text:style-name="P11">Læst korrektur før og efter oversættelse, og sikret rød tråd i dokumentet.</text:p>
      <text:p text:style-name="P11">Indsendt færdig kravspecifikation på dansk til bedømmelse.</text:p>
      <text:p text:style-name="P11">Afventer om senere rapporter kan skrives på engelsk.</text:p>
      <text:h text:style-name="P30" text:outline-level="2"><text:bookmark-start text:name="__RefHeading___Toc256_1980433592"/>05/08/2024:<text:bookmark-end text:name="__RefHeading___Toc256_1980433592"/></text:h>
      <text:p text:style-name="P12">Mødt ind på skole til kort gennemgang af procedure vedr. proces- og produktrapport, samt evt. anden afklaring vedr. formalier, <text:span text:style-name="T11">så som tilgang til kildekodeindeksering, samt andre afklarende spørgsmål i forhold til formalier og kutymer under mundtlig eksamination.</text:span></text:p>
      <text:p text:style-name="P13">Foretaget mindre rettelser i kravspecifikationsdokumentet – primært korrektur læsning og formalier, så som notering af anvendt ER-diagram paradigme.</text:p>
      <text:p text:style-name="P13">Derudover undersøgt mulige værktøjer og fremgangsmåder til at oprette en ekstern database/API. Umiddelbart ser det ud til at valget falder på Spring Boot, da dette per forfatters erfaring er let og lige til, både i forhold til oprettelse, men også i forhold til brug – specielt set i lyset af alternative metoder, samt projektets behov. <text:line-break/>Tanken er at oprette et API til dette i Java/Kotlin, og gøre brug af en H2 in-memory SQL database, der kan køre på en ekstern enhed (bærebar, raspberry pi), og samtidig bruge Lombok til at forsimple opsættelsen af objekter, da denne opretter dette via annoteringer. </text:p>
      <text:h text:style-name="P31" text:outline-level="2"><text:bookmark-start text:name="__RefHeading___Toc258_1980433592"/><text:soft-page-break/>06/08/2024:<text:bookmark-end text:name="__RefHeading___Toc258_1980433592"/></text:h>
      <text:p text:style-name="P14">Det meste af dagen er gået med finpudsning af projektbeskrivelse/kravspecifikation. Dette er foregået primært via løbende feedback over Discord. Derudover gået lidt i tænkeboks ift. hvilke ting der ellers kunne/burde tilføjes, udover at kigge på andre eksempler, for at fange specifikke områder der måtte mangle, og som ville give mening at tilføje.</text:p>
      <text:h text:style-name="P31" text:outline-level="2"><text:bookmark-start text:name="__RefHeading___Toc260_1980433592"/>07/08/2024:<text:bookmark-end text:name="__RefHeading___Toc260_1980433592"/></text:h>
      <text:p text:style-name="P14">Kort kig på kravspecifikation dokument, men ellers er det primære arbejde gået med at få en kørende og fungerende back-end op at stå, i første omgang blot til hurtigt at registrere noget fra applikationen, og sikre, at dette endte i databasen.</text:p>
      <text:p text:style-name="P14">Specifikt har dette primært involveret at få sat en ServiceBuilder op, samt en Controller for den pågældende model (User), som så igennem Kotlins ”coroutine” (asynkronicitet) foretager kald til back-endens Spring Boot API, so<text:span text:style-name="T12">m står for opsætning og kommunikation med H2 databasen, afhængig af konfigurationen i application.properties.</text:span></text:p>
      <text:p text:style-name="P16">Derudover lavet små justeringer ift. fremtidig sikkerhed, så som at lagre databasens legitimationsoplysninger i en fil der ignoreres af GitHub, samt oprettet en branch til udvikling.</text:p>
      <text:h text:style-name="P32" text:outline-level="2"><text:bookmark-start text:name="__RefHeading___Toc262_1980433592"/>08/08/2024:<text:bookmark-end text:name="__RefHeading___Toc262_1980433592"/></text:h>
      <text:p text:style-name="P15">Døjet med hovedpine siden morgen, dog arbejdet så vidt muligt. </text:p>
      <text:p text:style-name="P15">Dagen har primært gået med at implementere legitimeringslogik i backend, så brugere kan registrere/logge ind, og forblive logget ind mellem brug af applikationen. Umiddelbart gør den brug af en tidsbegrænset token, så skal evt. udvide til at implementere en refresh-token også.</text:p>
      <text:p text:style-name="P15">Implementeringen er gjort via JWT (JSON Web Tokens) – på shared niveau - samt MMKV – på Android platforme - til sikker lokal lagring af key-value sæt, så token kan gemmes lokalt, og verificeres med back-end ved app-start/login/når nødvendigheden opstår.</text:p>
      <text:p text:style-name="P15">Den umiddelbare plan er at nå i mål med User delen af back- og front-end enten slut denne uge (9/8), eller start næste uge, og derfra tilføje Groups, så brugere kan melde sig ind i en.</text:p>
      <text:h text:style-name="P33" text:outline-level="2"><text:bookmark-start text:name="__RefHeading___Toc322_23818799"/>09/08/2024<text:bookmark-end text:name="__RefHeading___Toc322_23818799"/></text:h>
      <text:p text:style-name="P17">Påbegyndt yderligere konfiguration og refaktorering af visninger ift. bruger/gruppe indstillinger, samt opsat globale indstillinger så token/bruger er tilgængelig for alle visninger i applikationen.</text:p>
      <text:p text:style-name="P17">Dog bliver arbejdet stærkt påvirket af en kendt fejl i Kotlin debugger værktøjet, der gør at den hænger ved emulering af metode breakpoints angivet inde i suspend (asynkrone) funktioner<text:note text:id="ftn1" text:note-class="footnote"><text:note-citation>1</text:note-citation><text:note-body><text:p text:style-name="Footnote">https://youtrack.jetbrains.com/issue/IDEA-326539/Debugger-stuck-on-Processing-classes-for-emulated-method-breakpoints</text:p></text:note-body></text:note>.</text:p>
      <text:p text:style-name="P18"><text:soft-page-break/>For at forsøge at udbedre problemet, opdaterede jeg IntelliJ IDEA IDE’en, hvilket imidlertid medførte en række andre problematikker, der også krævede at de blev løst, før det reelle arbejde kunne fortsætte.<text:line-break/>Specifikt medførte opdateringen noget utilregnelighed imellem IntelliJ og Android implementeringen fra den forrige version, der ikke længere stemte overens, hvorfor projektet skulle korrigeres, før der kunne arbejdes videre, og alle Android debug værktøjer kunne anvendes igen.</text:p>
      <text:p text:style-name="P19">Efter nogle timers fejlsøgning, virker det til, at det ikke er et problem med en specifik opsætning på projektniveauet, men desværre en fejl i selve IDE versionen; <text:span text:style-name="T13">fejlrapporteret til JetBrains.</text:span></text:p>
      <text:p text:style-name="P21">Efter længere tids fejlsøgning og løsning, besluttet mig for at migrere over til IntelliJ IDEA 2024.2, til trods for udfordringerne med spejlingen af den fysiske enheds skærm, da dette er mere en overfladisk gene, end 2024.1.1’s manglende evne til at debugge suspend funktioner.<text:line-break/>Kan altid bruge Android Studios spejlvisning i stedet, når det f.eks. kommer til at optage brugsscenarie videoer til de endelige rapporter.</text:p>
      <text:h text:style-name="P34" text:outline-level="2"><text:bookmark-start text:name="__RefHeading___Toc324_23818799"/>12/08/2024<text:bookmark-end text:name="__RefHeading___Toc324_23818799"/></text:h>
      <text:p text:style-name="P20">Startet dagen med møde blandt deltagere og vejleder, via Discord, som var en smule forsinket.</text:p>
      <text:p text:style-name="P20">Dernæst gik der noget yderligere tid med at få bugt med de værste fejl efter opdateringen af IntelliJ IDE’en, samt opfølgning på fejlmeldingen til samme<text:note text:id="ftn2" text:note-class="footnote"><text:note-citation>2</text:note-citation><text:note-body><text:p text:style-name="Footnote">https://youtrack.jetbrains.com/issue/IDEA-357423/Running-Devices-shows-Device-agent-not-responding-after-update-to-IntelliJ-2024.2</text:p></text:note-body></text:note>.</text:p>
      <text:p text:style-name="P20">Endelig fortsat selve udviklings arbejdet fra middag, hvor den primære fokus var på at få integreret Gruppe modellen på tværs af back- og front-end, således det var muligt for en bruger af appen der havde registreret sig, at oprette en gruppe, og at dette blev husket mellem aktiveringer.</text:p>
      <text:p text:style-name="P20">Da de/serialisering af data sker via JSON, gav dette imidlertid nogle udfordringer, eftersom det nemt førte til rekursion (en Bruger indeholdte en Gruppe, og denne Gruppe indeholdte Brugere, og disse Brugere indholdte hver en Gruppe, ad nauseam). Efter noget overvejelse løste jeg dette ved at omskrive front-end til kun at bruge foreign-key (ID) relationer mellem modellerne, men lade back-end bruge objekt-baserede relationer. Dette burde give backend mulighed for nemmere at udføre de mere komplekse datamanipulationer, skulle der være behov, imens front-end bliver holdt mere letvægtig i dens tekniske funktionalitet. Det kan dog give anledning til en lidt mere kompleks oplevelse af kodebasen ved gennemgang, så har selvfølgelig sørget for at kommenterer dette valg i felt definitionerne på modellerne både i front- og backend.</text:p>
      <text:p text:style-name="P20">Derudover lavet noget finpudsning i forhold til at oprette generelle visninger til ting så som en indlæsningskærm, fejlbeskeder (hvis der skulle blive behov for en der blokere for andre skærme), osv., for lettere at kunne lede brugeren i deres anvendelse, skulle de komme ud i brugsscenarier der ikke er understøttet. Et tænkt eksempel her kunne være, at de ville forsøge at oprette en Gruppe uden at have en Bruger, hvilket service-lagerets logik ikke ville tillade (dog forhindres det allerede <text:soft-page-break/>på brugerflade laget, da manglen på registreret bruger automatisk forhindre visningen af knappen til oprettelse af grupper).</text:p>
      <text:h text:style-name="P35" text:outline-level="2"><text:bookmark-start text:name="__RefHeading___Toc377_1765904901"/>13/08/2024<text:bookmark-end text:name="__RefHeading___Toc377_1765904901"/></text:h>
      <text:p text:style-name="P22">Har brugt dagen på at finpudse Bruger/Gruppe integrationen, således at den oprettende bruger (Ejer) nu kan fjerne øvrige medlemmer fra gruppen.</text:p>
      <text:p text:style-name="P22">Udvidet og finpudset login system således at der er validering både i front-end (for brugeroplevelsens skyld) og back-end (for data-integritetens skyld), så emails skal stemme overens med konventionelle normer, og kodeord skal bestå af mindst 8 bogstaver, store og små bogstaver, tal, og specielle tegn.<text:line-break/>Oprettet login og verificeringslogik, så man kan logge ind på eksisterende konti, <text:span text:style-name="T14">samt fejlmeddelelse hvis serveren ikke kan nås, hvorved server-specifikke handlinger udlukkes, men brugeren fortsat kan foretage undersøgelser, f.eks</text:span>.</text:p>
      <text:p text:style-name="P22">Lavet omstrukturering af UI/UX for at gøre appen mere brugervenlig og tydelig, samt omdannet nye hårdkodede stringe til ressource stringe, således de nemt kan oversættes afhængig af enhedens sprog (p.t. Dansk og Engelsk).</text:p>
      <text:h text:style-name="P36" text:outline-level="2"><text:bookmark-start text:name="__RefHeading___Toc379_1765904901"/>14/08/2024<text:bookmark-end text:name="__RefHeading___Toc379_1765904901"/></text:h>
      <text:p text:style-name="P23">I forbindelse med at have merget udviklings gren (dev) til primær gren (main) i repo, har jeg brugt noget af dagen på at afprøve diverse brugsscenarier, så som fjernelse af medlem fra gruppe, som afslørede visse problemer, der efterfølgende blev repareret.</text:p>
      <text:p text:style-name="P23">Derudover arbejdet på at gøre brugerfladen mere brugervenlig ift. præsentation af relevant information, så som oversigt over medlemmer i grupper, arrangeret i tabeller, med info og gruppe-medlems specifikke handlinger i kolonner.</text:p>
      <text:p text:style-name="P23">Derudover brugt noget tid på at fejlfinde rekursion der skete i forbindelse med at back-end services forsøgte at læse objektdata; anvendt lombok til at udelukke visse data fra toString metoder, og dermed undgå uendelig rekursion i disse tilfælde – på samme vis rekursion blev undgået i front-end ved at læne sig op ad ID i stedet for Objekter.</text:p>
      <text:p text:style-name="P23">Håbet er at Activity modellen og integrationen er færdig inden ugen er omme.</text:p>
      <text:h text:style-name="P37" text:outline-level="2"><text:bookmark-start text:name="__RefHeading___Toc381_1765904901"/>15/08/2024<text:bookmark-end text:name="__RefHeading___Toc381_1765904901"/></text:h>
      <text:p text:style-name="P26">Har arbejdet på at indføre Aktivitet modeller/logik/brugerflade. Specifikt at få tilføjet tilstrækkelig logik i back-end til, at der kunne testes funktionel brug og kommunikation mellem back- og front-end, så som at hente alle relevante aktiviteter for brugerens gruppe, samt oprette aktiviteter.</text:p>
      <text:p text:style-name="P26">Derudover også findelt brugerfladen i komponenter, dialoger, sektioner, mm., samt omskrevet eksisterende og tidligere kode (dvs. kode fra proof-of-concept stadiet), til at bruge en mere teknisk relevant fil-struktur, kontra den opretter under udviklingen af tidligere kode, der fokuserede mere på <text:soft-page-break/>den funktionelle struktur (dvs. det der blev vist/anvent på en ”side”, lagde i én mappe til dette formel). Dette er gjort på baggrund af at kildekoden er ved at nå et punkt, hvor funktionelt brug ikke er tilstrækkelig begrænset til, at det kan anvendes som et super-tema for de sub-komponenter brugsscenariet indbefatter, og at chancen for at visse dele – komponenter, objekt visninger, lister af samme – genbruges flere steder er stigende, hvorfor en brugs-centreret opdeling ikke ville være konstruktiv.</text:p>
      <text:h text:style-name="P38" text:outline-level="2">16/08/2024</text:h>
      <text:p text:style-name="P39">Stoppede tidligt i dag da jeg gerne ville besøge min mor i Thy, der er syg med KOL og rosen. Derfor minimalt hvad der er sket på den tekniske side. Jeg brugte dog muligheden til at vende produktets nuværende stand og funktionalitet med projektets faglige ekspert, for at afgøre, om den tilføjede funktionalitet lever op til forventningerne, og hvad der eventuel kunne tages højde for yderligere, uden større omskrivning/introduktion af ny funktionalitet.<text:line-break/>For eksempel blev det afgjort, at Aktiviteter bør have en foruddefineret energiomkostning, således at der er en objektiv målestok for hvor meget en aktivitet maksimalt kan koste i energi, kontra en subjektiv skala, hvilket kunne introducere forvirring for brugeren/de andre brugere, hvis de f.eks. læser de bruger-baserede gennemsnit som var det en 100-points skala, imedens den oprettende bruger rangere dem på en 10-points skala.</text:p>
      <text:p text:style-name="P39">Af samme årsag er der intet committed til Github i dag.</text:p>
      <text:h text:style-name="P38" text:outline-level="2">19/08/2024</text:h>
      <text:p text:style-name="P39">Primært fokuseret på at få færdiggjort Aktivitet modellen, således der kan hentes aktiviteter og derudfra udregnes energi omkostninger per bruger, ud fra den der har afsluttet aktiviteten. Dette kan gøres ud fra en enkelt dato eller periode, baseret på gruppen brugeren tilhører.</text:p>
      <text:p text:style-name="P39">Dog omstruktureret visse oversigter, så som Gruppehåndteringen, således at energioversigten kan tage højde for en specifik bruger, og ikke kun den pågældende enheds bruger, hvorved udregningen kan genbruges på tværs af flere brugere.</text:p>
      <text:p text:style-name="P39">Derudover kort fejlsøgning ifm. at mobil enhed ikke kunne forbinde til server, som viste sig at skyldes Windows Firewall pludselige afgørelse om, at serverens port skulle lukkes.</text:p>
      <text:p text:style-name="P39">Hermed burde de primære målepæle være opfyldt, og der er ”kun” tilbage at finpudse og eventuel udvide funktionaliteten, så vidt tiden er til det.</text:p>
      <text:p text:style-name="P39">Planen er at påbegynde dokumentations delen af projektet fra og med Torsdag, <text:span text:style-name="T15">muligvis Mandag</text:span>. Det giver et par dage yderligere at arbejde på selve produktet i. <text:span text:style-name="T15">D</text:span>og med den undtagelse af, at vi er blevet kaldt ind på skolen <text:span text:style-name="T15">d. 21</text:span>, i forbindelse med at Dansk Metal <text:span text:style-name="T15">vil</text:span> fortælle os om deres arbejde, <text:span text:style-name="T15">og informere os om vores vilkår, A-kasse, osv. Lettere stresset over, det er valgt at blive placeret under svendeprøven, og ikke H5, f.ek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language="da" fo:country="DK" officeooo:rsid="0036ef3a" officeooo:paragraph-rsid="000f30df"/>
    </style:style>
    <style:style style:name="MP2" style:family="paragraph" style:parent-style-name="Header">
      <style:text-properties officeooo:paragraph-rsid="000f30df"/>
    </style:style>
    <style:style style:name="MP3" style:family="paragraph" style:parent-style-name="Footer">
      <style:paragraph-properties fo:text-align="start" style:justify-single-word="false"/>
      <style:text-properties fo:language="da" fo:country="DK" officeooo:paragraph-rsid="003ee43a"/>
    </style:style>
    <style:style style:name="MT1" style:family="text">
      <style:text-properties officeooo:rsid="0016be58"/>
    </style:style>
    <style:style style:name="MT2" style:family="text">
      <style:text-properties officeooo:rsid="000f30df"/>
    </style:style>
    <style:style style:name="MT3" style:family="text">
      <style:text-properties fo:language="da" fo:country="DK" style:text-underline-style="solid" style:text-underline-width="auto" style:text-underline-color="font-color" officeooo:rsid="0036ef3a"/>
    </style:style>
    <style:style style:name="MT4" style:family="text">
      <style:text-properties fo:language="da" fo:country="DK" style:text-underline-style="solid" style:text-underline-width="auto" style:text-underline-color="font-color"/>
    </style:style>
    <style:style style:name="MT5" style:family="text">
      <style:text-properties fo:language="da" fo:country="DK" style:text-underline-style="solid" style:text-underline-width="auto" style:text-underline-color="font-color" officeooo:rsid="002512bd"/>
    </style:style>
    <style:style style:name="MT6" style:family="text">
      <style:text-properties officeooo:rsid="003ee43a"/>
    </style:style>
    <style:style style:name="MT7" style:family="text">
      <style:text-properties officeooo:rsid="0029e781"/>
    </style:style>
    <style:style style:name="MT8" style:family="text">
      <style:text-properties officeooo:rsid="00103e4c"/>
    </style:style>
    <style:style style:name="MT9" style:family="text">
      <style:text-properties fo:language="da" fo:country="DK" style:text-underline-style="solid" style:text-underline-width="auto" style:text-underline-color="font-color" officeooo:rsid="000f30df"/>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ads Søndergaard<text:tab/>TEC<text:tab/><text:span text:style-name="MT1">7</text:span><text:span text:style-name="MT2">-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1 kopi 1"/><text:span text:style-name="MT3">1205hf24086per</text:span><text:span text:style-name="MT4"><text:tab/></text:span><text:span text:style-name="MT5">Svendeprøve</text:span></text:p>
      </style:header>
      <style:footer>
        <text:p text:style-name="MP3"><text:span text:style-name="MT6">Underskrift:</text:span><draw:frame draw:style-name="Mfr1" draw:name="Image4" text:anchor-type="char" svg:x="2.143cm" svg:y="-0.106cm" svg:width="3.612cm" svg:height="0.776cm" draw:z-index="6"><draw:image xlink:href="Pictures/10000001000001050000003865E59891.png" xlink:type="simple" xlink:show="embed" xlink:actuate="onLoad" draw:mime-type="image/png"/></draw:frame><text:span text:style-name="MT6"><text:tab/><text:tab/></text:span><text:span text:style-name="MT7">Side</text:span><text:span text:style-name="MT8"> </text:span><text:page-number text:select-page="current">7</text:page-number></text:p>
      </style:footer>
    </style:master-page>
    <style:master-page style:name="First_20_Page" style:display-name="First Page" style:page-layout-name="Mpm2" draw:style-name="Mdp1" style:next-style-name="Standard">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text:span text:style-name="MT3">1205hf24086per</text:span><text:span text:style-name="MT4"><text:tab/></text:span><text:span text:style-name="MT9">Svendeprøve</text:span></text:p>
      </style:header>
    </style:master-page>
    <style:master-page style:name="Index" style:page-layout-name="Mpm2" draw:style-name="Mdp1">
      <style:header>
        <text:p text:style-name="MP1">Mads Søndergaard<text:tab/>TEC<text:tab/><text:span text:style-name="MT2">1-8</text:span>-2024</text:p>
        <text:p text:style-name="MP2"><text:a xlink:type="simple" xlink:href="mailto:maso41@elev.tec.dk" text:style-name="Internet_20_link" text:visited-style-name="Visited_20_Internet_20_Link"><text:span text:style-name="MT3">maso41@elev.tec.dk</text:span></text:a><text:span text:style-name="MT3"><text:tab/></text:span><text:bookmark text:name="ctl00_TopNavigation_ImageErrorForTopNavHolder kopi 2"/><text:span text:style-name="MT3">1205hf24086per</text:span><text:span text:style-name="MT4"><text:tab/></text:span><text:span text:style-name="MT9">Svendeprøve</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9T10:30:55.539000000</meta:creation-date>
    <dc:date>2024-08-19T14:52:00.782000000</dc:date>
    <meta:editing-duration>PT6H10M19S</meta:editing-duration>
    <meta:editing-cycles>39</meta:editing-cycles>
    <meta:generator>LibreOffice/24.2.2.2$Windows_X86_64 LibreOffice_project/d56cc158d8a96260b836f100ef4b4ef25d6f1a01</meta:generator>
    <meta:print-date>2024-08-02T10:02:00.367000000</meta:print-date>
    <meta:printed-by>PDF files</meta:printed-by>
    <meta:document-statistic meta:table-count="0" meta:image-count="2" meta:object-count="0" meta:page-count="7" meta:paragraph-count="83" meta:word-count="2033" meta:character-count="13738" meta:non-whitespace-character-count="11777"/>
  </office:meta>
</office:document-meta>
</file>